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1ece32" officeooo:paragraph-rsid="001ece32" style:font-size-asian="11pt" style:font-size-complex="11pt"/>
    </style:style>
    <style:style style:name="P4" style:family="paragraph" style:parent-style-name="Standard">
      <style:text-properties fo:font-size="11pt" officeooo:rsid="001ece32" officeooo:paragraph-rsid="001ee6a1" style:font-size-asian="11pt" style:font-size-complex="11pt"/>
    </style:style>
    <style:style style:name="P5" style:family="paragraph" style:parent-style-name="Standard">
      <style:text-properties fo:font-size="11pt" officeooo:rsid="001ece32" officeooo:paragraph-rsid="00226022" style:font-size-asian="11pt" style:font-size-complex="11pt"/>
    </style:style>
    <style:style style:name="P6" style:family="paragraph" style:parent-style-name="Standard">
      <style:text-properties fo:font-size="11pt" officeooo:rsid="001ee6a1" officeooo:paragraph-rsid="001ee6a1" style:font-size-asian="11pt" style:font-size-complex="11pt"/>
    </style:style>
    <style:style style:name="P7" style:family="paragraph" style:parent-style-name="Standard">
      <style:text-properties fo:font-size="11pt" officeooo:rsid="0020a354" officeooo:paragraph-rsid="0020a354" style:font-size-asian="11pt" style:font-size-complex="11pt"/>
    </style:style>
    <style:style style:name="P8" style:family="paragraph" style:parent-style-name="Standard">
      <style:text-properties fo:font-size="11pt" officeooo:rsid="00226022" officeooo:paragraph-rsid="00226022" style:font-size-asian="11pt" style:font-size-complex="11pt"/>
    </style:style>
    <style:style style:name="P9" style:family="paragraph" style:parent-style-name="Standard">
      <style:text-properties fo:font-size="11pt" officeooo:rsid="00240d2c" officeooo:paragraph-rsid="00240d2c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808080" fo:font-size="16pt" fo:font-weight="bold" officeooo:rsid="001d256a" officeooo:paragraph-rsid="001d256a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808080" fo:font-size="10pt" officeooo:rsid="001ece32" officeooo:paragraph-rsid="001ece32" style:font-size-asian="10pt" style:font-size-complex="10pt"/>
    </style:style>
    <style:style style:name="P12" style:family="paragraph" style:parent-style-name="Standard">
      <style:text-properties fo:color="#808080" fo:font-size="10pt" officeooo:rsid="001ee6a1" officeooo:paragraph-rsid="001ee6a1" style:font-size-asian="10pt" style:font-size-complex="10pt"/>
    </style:style>
    <style:style style:name="P13" style:family="paragraph" style:parent-style-name="Standard">
      <style:text-properties fo:color="#808080" fo:font-size="10pt" officeooo:rsid="00226022" officeooo:paragraph-rsid="00226022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fo:font-size="18pt" fo:font-weight="bold" officeooo:rsid="001d256a" officeooo:paragraph-rsid="001d256a" style:font-size-asian="18pt" style:font-weight-asian="bold" style:font-size-complex="18pt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 fo:font-weight="bold" officeooo:rsid="001ece32" style:font-weight-asian="bold" style:font-weight-complex="bold"/>
    </style:style>
    <style:style style:name="T3" style:family="text">
      <style:text-properties fo:font-weight="bold" officeooo:rsid="001ece32" style:font-weight-asian="bold" style:font-weight-complex="bold"/>
    </style:style>
    <style:style style:name="T4" style:family="text">
      <style:text-properties officeooo:rsid="001ece32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officeooo:rsid="00240d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erface Masters Technologies</text:p>
      <text:p text:style-name="P14">Notes</text:p>
      <text:p text:style-name="P1"/>
      <text:p text:style-name="P1">-------------------------------------------------------------------------------------------------------------------------------</text:p>
      <text:p text:style-name="P1"><text:tab/><text:span text:style-name="T4">16</text:span>-<text:span text:style-name="T4">February</text:span>-201<text:span text:style-name="T4">4</text:span>, <text:span text:style-name="T4">Sn</text:span></text:p>
      <text:p text:style-name="P1">-------------------------------------------------------------------------------------------------------------------------------</text:p>
      <text:p text:style-name="P1"><text:span text:style-name="T1">[</text:span><text:span text:style-name="T2">T</text:span><text:span text:style-name="T1">1]</text:span> <text:span text:style-name="T3">Kubuntu Desktop as a Router</text:span></text:p>
      <text:p text:style-name="P3">Environtment:</text:p>
      <text:p text:style-name="P3"><text:tab/>2 interfaces:</text:p>
      <text:p text:style-name="P3"><text:tab/><text:tab/>WAN = eth0</text:p>
      <text:p text:style-name="P3"><text:tab/><text:tab/><text:tab/>Router = 192.168.1.1, Network = 192.168.0.0/22</text:p>
      <text:p text:style-name="P3"><text:tab/><text:tab/>LAN = eth1</text:p>
      <text:p text:style-name="P3"><text:tab/><text:tab/><text:tab/>Router = 172.16.0.1 (Desktop itself), Network = 172.16.0.0/24</text:p>
      <text:p text:style-name="P3"><text:tab/><text:tab/><text:tab/>DHCP (on Desktop, eth1) range = 100...200</text:p>
      <text:p text:style-name="P1"/>
      <text:p text:style-name="P3">Setup:</text:p>
      <text:p text:style-name="P3">1. Interfaces:</text:p>
      <text:p text:style-name="P3"><text:tab/>/etc/network/interfaces</text:p>
      <text:p text:style-name="P3"><text:tab/><text:tab/>Do not mention eth0 – It will be managed by the Network Manager (NM).</text:p>
      <text:p text:style-name="P3"><text:tab/><text:tab/>eth1 – static, 172.16.0.1</text:p>
      <text:p text:style-name="P3">-------------------------------------------------------------------------------</text:p>
      <text:p text:style-name="P11"># interfaces(5) file used by ifup(8) and ifdown(8)</text:p>
      <text:p text:style-name="P11">auto lo</text:p>
      <text:p text:style-name="P11">iface lo inet loopback</text:p>
      <text:p text:style-name="P11"/>
      <text:p text:style-name="P11"># eth0 = WAN interface.</text:p>
      <text:p text:style-name="P11"># It is managed by the Network Manager (see NM configuration files)</text:p>
      <text:p text:style-name="P11"># auto eth0</text:p>
      <text:p text:style-name="P11"># iface eth0 inet dhcp</text:p>
      <text:p text:style-name="P11"/>
      <text:p text:style-name="P11"># eth1 = LAN interface</text:p>
      <text:p text:style-name="P11">auto eth1</text:p>
      <text:p text:style-name="P11">iface eth1 inet static</text:p>
      <text:p text:style-name="P11"><text:s text:c="3"/>address 172.16.0.1</text:p>
      <text:p text:style-name="P11"><text:s text:c="3"/>netmask 255.255.255.0</text:p>
      <text:p text:style-name="P11"><text:s text:c="3"/>broadcast 172.16.0.255</text:p>
      <text:p text:style-name="P11"><text:s text:c="3"/>gateway 172.16.0.1</text:p>
      <text:p text:style-name="P11"/>
      <text:p text:style-name="P11"># Make iptables rules being persistent. </text:p>
      <text:p text:style-name="P11">post-down iptables-save &gt; /etc/iptables.rules</text:p>
      <text:p text:style-name="P11">pre-up iptables-restore &lt; /etc/iptables.rules</text:p>
      <text:p text:style-name="P3">-------------------------------------------------------------------------------</text:p>
      <text:p text:style-name="P7"><text:tab/># service networking restart</text:p>
      <text:p text:style-name="P3"/>
      <text:p text:style-name="P3">2. Disable Network Manager:</text:p>
      <text:p text:style-name="P3"><text:tab/>/etc/NetworkManager/NetworkManager.conf</text:p>
      <text:p text:style-name="P3"><text:tab/><text:tab/>managed = false</text:p>
      <text:p text:style-name="P3"><text:tab/># service network-manager restart</text:p>
      <text:p text:style-name="P1"/>
      <text:p text:style-name="P4">-------------------------------------------------------------------------------</text:p>
      <text:p text:style-name="P12">[main]</text:p>
      <text:p text:style-name="P12">plugins=ifupdown,keyfile,ofono</text:p>
      <text:p text:style-name="P12">dns=dnsmasq</text:p>
      <text:p text:style-name="P12">no-auto-default=00:14:d1:fa:18:c0</text:p>
      <text:p text:style-name="P12"/>
      <text:p text:style-name="P12">[ifupdown]</text:p>
      <text:p text:style-name="P12">managed=false</text:p>
      <text:p text:style-name="P4">-------------------------------------------------------------------------------</text:p>
      <text:p text:style-name="P4"><text:soft-page-break/></text:p>
      <text:p text:style-name="P8">3. DHCP:</text:p>
      <text:p text:style-name="P8"><text:tab/># apt-get install isc-dhcp-server</text:p>
      <text:p text:style-name="P8"><text:tab/>/etc/default/isc-dhcp-server</text:p>
      <text:p text:style-name="P5">-------------------------------------------------------------------------------</text:p>
      <text:p text:style-name="P13"># Defaults for isc-dhcp-server initscript</text:p>
      <text:p text:style-name="P13"># sourced by /etc/init.d/isc-dhcp-server</text:p>
      <text:p text:style-name="P13"># installed at /etc/default/isc-dhcp-server by the maintainer scripts</text:p>
      <text:p text:style-name="P13"/>
      <text:p text:style-name="P13">#</text:p>
      <text:p text:style-name="P13"># This is a POSIX shell fragment</text:p>
      <text:p text:style-name="P13">#</text:p>
      <text:p text:style-name="P13"/>
      <text:p text:style-name="P13"># Path to dhcpd's config file (default: /etc/dhcp/dhcpd.conf).</text:p>
      <text:p text:style-name="P13">DHCPD_CONF=/etc/dhcp/dhcpd.conf</text:p>
      <text:p text:style-name="P13"/>
      <text:p text:style-name="P13"># Path to dhcpd's PID file (default: /var/run/dhcpd.pid).</text:p>
      <text:p text:style-name="P13">#DHCPD_PID=/var/run/dhcpd.pid</text:p>
      <text:p text:style-name="P13"/>
      <text:p text:style-name="P13"># Additional options to start dhcpd with.</text:p>
      <text:p text:style-name="P13">#<text:tab/>Don't use options -cf or -pf here; use DHCPD_CONF/ DHCPD_PID instead</text:p>
      <text:p text:style-name="P13">#OPTIONS=""</text:p>
      <text:p text:style-name="P13"/>
      <text:p text:style-name="P13"># On what interfaces should the DHCP server (dhcpd) serve DHCP requests?</text:p>
      <text:p text:style-name="P13">#<text:tab/>Separate multiple interfaces with spaces, e.g. "eth0 eth1".</text:p>
      <text:p text:style-name="P13">INTERFACES="eth1"</text:p>
      <text:p text:style-name="P5">-------------------------------------------------------------------------------</text:p>
      <text:p text:style-name="P8"/>
      <text:p text:style-name="P8"><text:tab/>/etc/dhcp/dhcpd.conf</text:p>
      <text:p text:style-name="P5">-------------------------------------------------------------------------------</text:p>
      <text:p text:style-name="P13">#</text:p>
      <text:p text:style-name="P13"># Sample configuration file for ISC dhcpd for Debian</text:p>
      <text:p text:style-name="P13">#</text:p>
      <text:p text:style-name="P13"># Attention: If /etc/ltsp/dhcpd.conf exists, that will be used as</text:p>
      <text:p text:style-name="P13"># configuration file instead of this file.</text:p>
      <text:p text:style-name="P13">#</text:p>
      <text:p text:style-name="P13"># The ddns-updates-style parameter controls whether or not the server will</text:p>
      <text:p text:style-name="P13"># attempt to do a DNS update when a lease is confirmed. We default to the</text:p>
      <text:p text:style-name="P13"># behavior of the version 2 packages ('none', since DHCP v2 didn't</text:p>
      <text:p text:style-name="P13"># have support for DDNS.)</text:p>
      <text:p text:style-name="P13">ddns-update-style none;</text:p>
      <text:p text:style-name="P13">default-lease-time 600;</text:p>
      <text:p text:style-name="P13">max-lease-time 7200;</text:p>
      <text:p text:style-name="P13"/>
      <text:p text:style-name="P13"># If this DHCP server is the official DHCP server for the local</text:p>
      <text:p text:style-name="P13"># network, the authoritative directive should be uncommented.</text:p>
      <text:p text:style-name="P13">#authoritative;</text:p>
      <text:p text:style-name="P13"/>
      <text:p text:style-name="P13"># Use this to send dhcp log messages to a different log file (you also</text:p>
      <text:p text:style-name="P13"># have to hack syslog.conf to complete the redirection).</text:p>
      <text:p text:style-name="P13">log-facility local7;</text:p>
      <text:p text:style-name="P13"/>
      <text:p text:style-name="P13"># option definitions common to all supported networks...</text:p>
      <text:p text:style-name="P13">option domain-name "example.org";</text:p>
      <text:p text:style-name="P13">option domain-name-servers 208.201.224.33, 8.8.8.8;</text:p>
      <text:p text:style-name="P13">option routers 172.16.0.1;</text:p>
      <text:p text:style-name="P13">option subnet-mask 255.255.255.0;</text:p>
      <text:p text:style-name="P13">option broadcast-address 172.16.0.255;</text:p>
      <text:p text:style-name="P13"/>
      <text:p text:style-name="P13"># "ytolstov" subnet</text:p>
      <text:p text:style-name="P13">subnet 172.16.0.0 netmask 255.255.255.0 {</text:p>
      <text:p text:style-name="P13"><text:s text:c="2"/>range 172.16.0.100 172.16.0.200;</text:p>
      <text:p text:style-name="P13"><text:soft-page-break/>}</text:p>
      <text:p text:style-name="P5">-------------------------------------------------------------------------------</text:p>
      <text:p text:style-name="P4"/>
      <text:p text:style-name="P4"><text:tab/><text:span text:style-name="T6"># service isc-dhcp-server restart</text:span></text:p>
      <text:p text:style-name="P4"/>
      <text:p text:style-name="P9">4. IP forwarding:</text:p>
      <text:p text:style-name="P9"><text:tab/># iptables -t nat -A POSTROUTING -o eth0 -j MASQUERADE</text:p>
      <text:p text:style-name="P9"><text:tab/>/etc/sysctl.conf<text:tab/><text:tab/>&lt;= net.ipv4.ip_forward = 1</text:p>
      <text:p text:style-name="P9"><text:tab/># sysctl -p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38S</meta:editing-duration>
    <meta:editing-cycles>31</meta:editing-cycles>
    <meta:generator>LibreOffice/4.1.3.2$Linux_X86_64 LibreOffice_project/410m0$Build-2</meta:generator>
    <dc:date>2014-02-16T10:12:36.505529867</dc:date>
    <meta:document-statistic meta:table-count="0" meta:image-count="0" meta:object-count="0" meta:page-count="3" meta:paragraph-count="108" meta:word-count="448" meta:character-count="4023" meta:non-whitespace-character-count="3633"/>
    <meta:user-defined meta:name="Info 1"/>
    <meta:user-defined meta:name="Info 2"/>
    <meta:user-defined meta:name="Info 3"/>
    <meta:user-defined meta:name="Info 4"/>
  </office:meta>
</office:document-meta>
</file>